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stogram_historical_1666062246-1665198246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number-columns-repeated="9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9700" calcext:value-type="float">
            <text:p>97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951" calcext:value-type="float">
            <text:p>951</text:p>
          </table:table-cell>
          <table:table-cell office:value-type="float" office:value="549" calcext:value-type="float">
            <text:p>549</text:p>
          </table:table-cell>
          <table:table-cell office:value-type="float" office:value="377" calcext:value-type="float">
            <text:p>377</text:p>
          </table:table-cell>
          <table:table-cell office:value-type="float" office:value="578" calcext:value-type="float">
            <text:p>578</text:p>
          </table:table-cell>
          <table:table-cell office:value-type="float" office:value="585" calcext:value-type="float">
            <text:p>585</text:p>
          </table:table-cell>
          <table:table-cell office:value-type="float" office:value="303" calcext:value-type="float">
            <text:p>303</text:p>
          </table:table-cell>
          <table:table-cell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258" calcext:value-type="float">
            <text:p>258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9700" calcext:value-type="float">
            <text:p>97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925" calcext:value-type="float">
            <text:p>925</text:p>
          </table:table-cell>
          <table:table-cell office:value-type="float" office:value="549" calcext:value-type="float">
            <text:p>549</text:p>
          </table:table-cell>
          <table:table-cell office:value-type="float" office:value="546" calcext:value-type="float">
            <text:p>546</text:p>
          </table:table-cell>
          <table:table-cell office:value-type="float" office:value="480" calcext:value-type="float">
            <text:p>480</text:p>
          </table:table-cell>
          <table:table-cell office:value-type="float" office:value="393" calcext:value-type="float">
            <text:p>393</text:p>
          </table:table-cell>
          <table:table-cell office:value-type="float" office:value="310" calcext:value-type="float">
            <text:p>310</text:p>
          </table:table-cell>
          <table:table-cell office:value-type="float" office:value="275" calcext:value-type="float">
            <text:p>275</text:p>
          </table:table-cell>
          <table:table-cell office:value-type="float" office:value="260" calcext:value-type="float">
            <text:p>260</text:p>
          </table:table-cell>
          <table:table-cell office:value-type="float" office:value="289" calcext:value-type="float">
            <text:p>289</text:p>
          </table:table-cell>
          <table:table-cell office:value-type="float" office:value="314" calcext:value-type="float">
            <text:p>314</text:p>
          </table:table-cell>
          <table:table-cell office:value-type="float" office:value="197" calcext:value-type="float">
            <text:p>197</text:p>
          </table:table-cell>
          <table:table-cell office:value-type="float" office:value="174" calcext:value-type="float">
            <text:p>174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</table:table-row>
        <table:table-row table:style-name="ro1" table:number-rows-repeated="3">
          <table:table-cell table:number-columns-repeated="101"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951" calcext:value-type="float">
            <text:p>951</text:p>
          </table:table-cell>
          <table:table-cell office:value-type="float" office:value="549" calcext:value-type="float">
            <text:p>549</text:p>
          </table:table-cell>
          <table:table-cell office:value-type="float" office:value="377" calcext:value-type="float">
            <text:p>377</text:p>
          </table:table-cell>
          <table:table-cell office:value-type="float" office:value="578" calcext:value-type="float">
            <text:p>578</text:p>
          </table:table-cell>
          <table:table-cell office:value-type="float" office:value="585" calcext:value-type="float">
            <text:p>585</text:p>
          </table:table-cell>
          <table:table-cell office:value-type="float" office:value="303" calcext:value-type="float">
            <text:p>303</text:p>
          </table:table-cell>
          <table:table-cell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258" calcext:value-type="float">
            <text:p>258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925" calcext:value-type="float">
            <text:p>925</text:p>
          </table:table-cell>
          <table:table-cell office:value-type="float" office:value="549" calcext:value-type="float">
            <text:p>549</text:p>
          </table:table-cell>
          <table:table-cell office:value-type="float" office:value="546" calcext:value-type="float">
            <text:p>546</text:p>
          </table:table-cell>
          <table:table-cell office:value-type="float" office:value="480" calcext:value-type="float">
            <text:p>480</text:p>
          </table:table-cell>
          <table:table-cell office:value-type="float" office:value="393" calcext:value-type="float">
            <text:p>393</text:p>
          </table:table-cell>
          <table:table-cell office:value-type="float" office:value="310" calcext:value-type="float">
            <text:p>310</text:p>
          </table:table-cell>
          <table:table-cell office:value-type="float" office:value="275" calcext:value-type="float">
            <text:p>275</text:p>
          </table:table-cell>
          <table:table-cell office:value-type="float" office:value="260" calcext:value-type="float">
            <text:p>260</text:p>
          </table:table-cell>
          <table:table-cell office:value-type="float" office:value="289" calcext:value-type="float">
            <text:p>289</text:p>
          </table:table-cell>
          <table:table-cell office:value-type="float" office:value="314" calcext:value-type="float">
            <text:p>314</text:p>
          </table:table-cell>
          <table:table-cell office:value-type="float" office:value="197" calcext:value-type="float">
            <text:p>197</text:p>
          </table:table-cell>
          <table:table-cell office:value-type="float" office:value="174" calcext:value-type="float">
            <text:p>174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0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9700" calcext:value-type="float">
            <text:p>97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1"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  <table:table-cell table:formula="of:=0.0023" office:value-type="float" office:value="0.0023" calcext:value-type="float">
            <text:p>0.0023</text:p>
          </table:table-cell>
        </table:table-row>
        <table:table-row table:style-name="ro1">
          <table:table-cell table:formula="of:=0.6672*[.A11]" office:value-type="float" office:value="66.72" calcext:value-type="float">
            <text:p>66.72</text:p>
          </table:table-cell>
          <table:table-cell table:formula="of:=0.6672*[.B11]" office:value-type="float" office:value="133.44" calcext:value-type="float">
            <text:p>133.44</text:p>
          </table:table-cell>
          <table:table-cell table:formula="of:=0.6672*[.C11]" office:value-type="float" office:value="200.16" calcext:value-type="float">
            <text:p>200.16</text:p>
          </table:table-cell>
          <table:table-cell table:formula="of:=0.6672*[.D11]" office:value-type="float" office:value="266.88" calcext:value-type="float">
            <text:p>266.88</text:p>
          </table:table-cell>
          <table:table-cell table:formula="of:=0.6672*[.E11]" office:value-type="float" office:value="333.6" calcext:value-type="float">
            <text:p>333.6</text:p>
          </table:table-cell>
          <table:table-cell table:formula="of:=0.6672*[.F11]" office:value-type="float" office:value="400.32" calcext:value-type="float">
            <text:p>400.32</text:p>
          </table:table-cell>
          <table:table-cell table:formula="of:=0.6672*[.G11]" office:value-type="float" office:value="467.04" calcext:value-type="float">
            <text:p>467.04</text:p>
          </table:table-cell>
          <table:table-cell table:formula="of:=0.6672*[.H11]" office:value-type="float" office:value="533.76" calcext:value-type="float">
            <text:p>533.76</text:p>
          </table:table-cell>
          <table:table-cell table:formula="of:=0.6672*[.I11]" office:value-type="float" office:value="600.48" calcext:value-type="float">
            <text:p>600.48</text:p>
          </table:table-cell>
          <table:table-cell table:formula="of:=0.6672*[.J11]" office:value-type="float" office:value="667.2" calcext:value-type="float">
            <text:p>667.2</text:p>
          </table:table-cell>
          <table:table-cell table:formula="of:=0.6672*[.K11]" office:value-type="float" office:value="733.92" calcext:value-type="float">
            <text:p>733.92</text:p>
          </table:table-cell>
          <table:table-cell table:formula="of:=0.6672*[.L11]" office:value-type="float" office:value="800.64" calcext:value-type="float">
            <text:p>800.64</text:p>
          </table:table-cell>
          <table:table-cell table:formula="of:=0.6672*[.M11]" office:value-type="float" office:value="867.36" calcext:value-type="float">
            <text:p>867.36</text:p>
          </table:table-cell>
          <table:table-cell table:formula="of:=0.6672*[.N11]" office:value-type="float" office:value="934.08" calcext:value-type="float">
            <text:p>934.08</text:p>
          </table:table-cell>
          <table:table-cell table:formula="of:=0.6672*[.O11]" office:value-type="float" office:value="1000.8" calcext:value-type="float">
            <text:p>1000.8</text:p>
          </table:table-cell>
          <table:table-cell table:formula="of:=0.6672*[.P11]" office:value-type="float" office:value="1067.52" calcext:value-type="float">
            <text:p>1067.52</text:p>
          </table:table-cell>
          <table:table-cell table:formula="of:=0.6672*[.Q11]" office:value-type="float" office:value="1134.24" calcext:value-type="float">
            <text:p>1134.24</text:p>
          </table:table-cell>
          <table:table-cell table:formula="of:=0.6672*[.R11]" office:value-type="float" office:value="1200.96" calcext:value-type="float">
            <text:p>1200.96</text:p>
          </table:table-cell>
          <table:table-cell table:formula="of:=0.6672*[.S11]" office:value-type="float" office:value="1267.68" calcext:value-type="float">
            <text:p>1267.68</text:p>
          </table:table-cell>
          <table:table-cell table:formula="of:=0.6672*[.T11]" office:value-type="float" office:value="1334.4" calcext:value-type="float">
            <text:p>1334.4</text:p>
          </table:table-cell>
          <table:table-cell table:formula="of:=0.6672*[.U11]" office:value-type="float" office:value="1401.12" calcext:value-type="float">
            <text:p>1401.12</text:p>
          </table:table-cell>
          <table:table-cell table:formula="of:=0.6672*[.V11]" office:value-type="float" office:value="1467.84" calcext:value-type="float">
            <text:p>1467.84</text:p>
          </table:table-cell>
          <table:table-cell table:formula="of:=0.6672*[.W11]" office:value-type="float" office:value="1534.56" calcext:value-type="float">
            <text:p>1534.56</text:p>
          </table:table-cell>
          <table:table-cell table:formula="of:=0.6672*[.X11]" office:value-type="float" office:value="1601.28" calcext:value-type="float">
            <text:p>1601.28</text:p>
          </table:table-cell>
          <table:table-cell table:formula="of:=0.6672*[.Y11]" office:value-type="float" office:value="1668" calcext:value-type="float">
            <text:p>1668</text:p>
          </table:table-cell>
          <table:table-cell table:formula="of:=0.6672*[.Z11]" office:value-type="float" office:value="1734.72" calcext:value-type="float">
            <text:p>1734.72</text:p>
          </table:table-cell>
          <table:table-cell table:formula="of:=0.6672*[.AA11]" office:value-type="float" office:value="1801.44" calcext:value-type="float">
            <text:p>1801.44</text:p>
          </table:table-cell>
          <table:table-cell table:formula="of:=0.6672*[.AB11]" office:value-type="float" office:value="1868.16" calcext:value-type="float">
            <text:p>1868.16</text:p>
          </table:table-cell>
          <table:table-cell table:formula="of:=0.6672*[.AC11]" office:value-type="float" office:value="1934.88" calcext:value-type="float">
            <text:p>1934.88</text:p>
          </table:table-cell>
          <table:table-cell table:formula="of:=0.6672*[.AD11]" office:value-type="float" office:value="2001.6" calcext:value-type="float">
            <text:p>2001.6</text:p>
          </table:table-cell>
          <table:table-cell table:formula="of:=0.6672*[.AE11]" office:value-type="float" office:value="2068.32" calcext:value-type="float">
            <text:p>2068.32</text:p>
          </table:table-cell>
          <table:table-cell table:formula="of:=0.6672*[.AF11]" office:value-type="float" office:value="2135.04" calcext:value-type="float">
            <text:p>2135.04</text:p>
          </table:table-cell>
          <table:table-cell table:formula="of:=0.6672*[.AG11]" office:value-type="float" office:value="2201.76" calcext:value-type="float">
            <text:p>2201.76</text:p>
          </table:table-cell>
          <table:table-cell table:formula="of:=0.6672*[.AH11]" office:value-type="float" office:value="2268.48" calcext:value-type="float">
            <text:p>2268.48</text:p>
          </table:table-cell>
          <table:table-cell table:formula="of:=0.6672*[.AI11]" office:value-type="float" office:value="2335.2" calcext:value-type="float">
            <text:p>2335.2</text:p>
          </table:table-cell>
          <table:table-cell table:formula="of:=0.6672*[.AJ11]" office:value-type="float" office:value="2401.92" calcext:value-type="float">
            <text:p>2401.92</text:p>
          </table:table-cell>
          <table:table-cell table:formula="of:=0.6672*[.AK11]" office:value-type="float" office:value="2468.64" calcext:value-type="float">
            <text:p>2468.64</text:p>
          </table:table-cell>
          <table:table-cell table:formula="of:=0.6672*[.AL11]" office:value-type="float" office:value="2535.36" calcext:value-type="float">
            <text:p>2535.36</text:p>
          </table:table-cell>
          <table:table-cell table:formula="of:=0.6672*[.AM11]" office:value-type="float" office:value="2602.08" calcext:value-type="float">
            <text:p>2602.08</text:p>
          </table:table-cell>
          <table:table-cell table:formula="of:=0.6672*[.AN11]" office:value-type="float" office:value="2668.8" calcext:value-type="float">
            <text:p>2668.8</text:p>
          </table:table-cell>
          <table:table-cell table:formula="of:=0.6672*[.AO11]" office:value-type="float" office:value="2735.52" calcext:value-type="float">
            <text:p>2735.52</text:p>
          </table:table-cell>
          <table:table-cell table:formula="of:=0.6672*[.AP11]" office:value-type="float" office:value="2802.24" calcext:value-type="float">
            <text:p>2802.24</text:p>
          </table:table-cell>
          <table:table-cell table:formula="of:=0.6672*[.AQ11]" office:value-type="float" office:value="2868.96" calcext:value-type="float">
            <text:p>2868.96</text:p>
          </table:table-cell>
          <table:table-cell table:formula="of:=0.6672*[.AR11]" office:value-type="float" office:value="2935.68" calcext:value-type="float">
            <text:p>2935.68</text:p>
          </table:table-cell>
          <table:table-cell table:formula="of:=0.6672*[.AS11]" office:value-type="float" office:value="3002.4" calcext:value-type="float">
            <text:p>3002.4</text:p>
          </table:table-cell>
          <table:table-cell table:formula="of:=0.6672*[.AT11]" office:value-type="float" office:value="3069.12" calcext:value-type="float">
            <text:p>3069.12</text:p>
          </table:table-cell>
          <table:table-cell table:formula="of:=0.6672*[.AU11]" office:value-type="float" office:value="3135.84" calcext:value-type="float">
            <text:p>3135.84</text:p>
          </table:table-cell>
          <table:table-cell table:formula="of:=0.6672*[.AV11]" office:value-type="float" office:value="3202.56" calcext:value-type="float">
            <text:p>3202.56</text:p>
          </table:table-cell>
          <table:table-cell table:formula="of:=0.6672*[.AW11]" office:value-type="float" office:value="3269.28" calcext:value-type="float">
            <text:p>3269.28</text:p>
          </table:table-cell>
          <table:table-cell table:formula="of:=0.6672*[.AX11]" office:value-type="float" office:value="3336" calcext:value-type="float">
            <text:p>3336</text:p>
          </table:table-cell>
          <table:table-cell table:formula="of:=0.6672*[.AY11]" office:value-type="float" office:value="3402.72" calcext:value-type="float">
            <text:p>3402.72</text:p>
          </table:table-cell>
          <table:table-cell table:formula="of:=0.6672*[.AZ11]" office:value-type="float" office:value="3469.44" calcext:value-type="float">
            <text:p>3469.44</text:p>
          </table:table-cell>
          <table:table-cell table:formula="of:=0.6672*[.BA11]" office:value-type="float" office:value="3536.16" calcext:value-type="float">
            <text:p>3536.16</text:p>
          </table:table-cell>
          <table:table-cell table:formula="of:=0.6672*[.BB11]" office:value-type="float" office:value="3602.88" calcext:value-type="float">
            <text:p>3602.88</text:p>
          </table:table-cell>
          <table:table-cell table:formula="of:=0.6672*[.BC11]" office:value-type="float" office:value="3669.6" calcext:value-type="float">
            <text:p>3669.6</text:p>
          </table:table-cell>
          <table:table-cell table:formula="of:=0.6672*[.BD11]" office:value-type="float" office:value="3736.32" calcext:value-type="float">
            <text:p>3736.32</text:p>
          </table:table-cell>
          <table:table-cell table:formula="of:=0.6672*[.BE11]" office:value-type="float" office:value="3803.04" calcext:value-type="float">
            <text:p>3803.04</text:p>
          </table:table-cell>
          <table:table-cell table:formula="of:=0.6672*[.BF11]" office:value-type="float" office:value="3869.76" calcext:value-type="float">
            <text:p>3869.76</text:p>
          </table:table-cell>
          <table:table-cell table:formula="of:=0.6672*[.BG11]" office:value-type="float" office:value="3936.48" calcext:value-type="float">
            <text:p>3936.48</text:p>
          </table:table-cell>
          <table:table-cell table:formula="of:=0.6672*[.BH11]" office:value-type="float" office:value="4003.2" calcext:value-type="float">
            <text:p>4003.2</text:p>
          </table:table-cell>
          <table:table-cell table:formula="of:=0.6672*[.BI11]" office:value-type="float" office:value="4069.92" calcext:value-type="float">
            <text:p>4069.92</text:p>
          </table:table-cell>
          <table:table-cell table:formula="of:=0.6672*[.BJ11]" office:value-type="float" office:value="4136.64" calcext:value-type="float">
            <text:p>4136.64</text:p>
          </table:table-cell>
          <table:table-cell table:formula="of:=0.6672*[.BK11]" office:value-type="float" office:value="4203.36" calcext:value-type="float">
            <text:p>4203.36</text:p>
          </table:table-cell>
          <table:table-cell table:formula="of:=0.6672*[.BL11]" office:value-type="float" office:value="4270.08" calcext:value-type="float">
            <text:p>4270.08</text:p>
          </table:table-cell>
          <table:table-cell table:formula="of:=0.6672*[.BM11]" office:value-type="float" office:value="4336.8" calcext:value-type="float">
            <text:p>4336.8</text:p>
          </table:table-cell>
          <table:table-cell table:formula="of:=0.6672*[.BN11]" office:value-type="float" office:value="4403.52" calcext:value-type="float">
            <text:p>4403.52</text:p>
          </table:table-cell>
          <table:table-cell table:formula="of:=0.6672*[.BO11]" office:value-type="float" office:value="4470.24" calcext:value-type="float">
            <text:p>4470.24</text:p>
          </table:table-cell>
          <table:table-cell table:formula="of:=0.6672*[.BP11]" office:value-type="float" office:value="4536.96" calcext:value-type="float">
            <text:p>4536.96</text:p>
          </table:table-cell>
          <table:table-cell table:formula="of:=0.6672*[.BQ11]" office:value-type="float" office:value="4603.68" calcext:value-type="float">
            <text:p>4603.68</text:p>
          </table:table-cell>
          <table:table-cell table:formula="of:=0.6672*[.BR11]" office:value-type="float" office:value="4670.4" calcext:value-type="float">
            <text:p>4670.4</text:p>
          </table:table-cell>
          <table:table-cell table:formula="of:=0.6672*[.BS11]" office:value-type="float" office:value="4737.12" calcext:value-type="float">
            <text:p>4737.12</text:p>
          </table:table-cell>
          <table:table-cell table:formula="of:=0.6672*[.BT11]" office:value-type="float" office:value="4803.84" calcext:value-type="float">
            <text:p>4803.84</text:p>
          </table:table-cell>
          <table:table-cell table:formula="of:=0.6672*[.BU11]" office:value-type="float" office:value="4870.56" calcext:value-type="float">
            <text:p>4870.56</text:p>
          </table:table-cell>
          <table:table-cell table:formula="of:=0.6672*[.BV11]" office:value-type="float" office:value="4937.28" calcext:value-type="float">
            <text:p>4937.28</text:p>
          </table:table-cell>
          <table:table-cell table:formula="of:=0.6672*[.BW11]" office:value-type="float" office:value="5004" calcext:value-type="float">
            <text:p>5004</text:p>
          </table:table-cell>
          <table:table-cell table:formula="of:=0.6672*[.BX11]" office:value-type="float" office:value="5070.72" calcext:value-type="float">
            <text:p>5070.72</text:p>
          </table:table-cell>
          <table:table-cell table:formula="of:=0.6672*[.BY11]" office:value-type="float" office:value="5137.44" calcext:value-type="float">
            <text:p>5137.44</text:p>
          </table:table-cell>
          <table:table-cell table:formula="of:=0.6672*[.BZ11]" office:value-type="float" office:value="5204.16" calcext:value-type="float">
            <text:p>5204.16</text:p>
          </table:table-cell>
          <table:table-cell table:formula="of:=0.6672*[.CA11]" office:value-type="float" office:value="5270.88" calcext:value-type="float">
            <text:p>5270.88</text:p>
          </table:table-cell>
          <table:table-cell table:formula="of:=0.6672*[.CB11]" office:value-type="float" office:value="5337.6" calcext:value-type="float">
            <text:p>5337.6</text:p>
          </table:table-cell>
          <table:table-cell table:formula="of:=0.6672*[.CC11]" office:value-type="float" office:value="5404.32" calcext:value-type="float">
            <text:p>5404.32</text:p>
          </table:table-cell>
          <table:table-cell table:formula="of:=0.6672*[.CD11]" office:value-type="float" office:value="5471.04" calcext:value-type="float">
            <text:p>5471.04</text:p>
          </table:table-cell>
          <table:table-cell table:formula="of:=0.6672*[.CE11]" office:value-type="float" office:value="5537.76" calcext:value-type="float">
            <text:p>5537.76</text:p>
          </table:table-cell>
          <table:table-cell table:formula="of:=0.6672*[.CF11]" office:value-type="float" office:value="5604.48" calcext:value-type="float">
            <text:p>5604.48</text:p>
          </table:table-cell>
          <table:table-cell table:formula="of:=0.6672*[.CG11]" office:value-type="float" office:value="5671.2" calcext:value-type="float">
            <text:p>5671.2</text:p>
          </table:table-cell>
          <table:table-cell table:formula="of:=0.6672*[.CH11]" office:value-type="float" office:value="5737.92" calcext:value-type="float">
            <text:p>5737.92</text:p>
          </table:table-cell>
          <table:table-cell table:formula="of:=0.6672*[.CI11]" office:value-type="float" office:value="5804.64" calcext:value-type="float">
            <text:p>5804.64</text:p>
          </table:table-cell>
          <table:table-cell table:formula="of:=0.6672*[.CJ11]" office:value-type="float" office:value="5871.36" calcext:value-type="float">
            <text:p>5871.36</text:p>
          </table:table-cell>
          <table:table-cell table:formula="of:=0.6672*[.CK11]" office:value-type="float" office:value="5938.08" calcext:value-type="float">
            <text:p>5938.08</text:p>
          </table:table-cell>
          <table:table-cell table:formula="of:=0.6672*[.CL11]" office:value-type="float" office:value="6004.8" calcext:value-type="float">
            <text:p>6004.8</text:p>
          </table:table-cell>
          <table:table-cell table:formula="of:=0.6672*[.CM11]" office:value-type="float" office:value="6071.52" calcext:value-type="float">
            <text:p>6071.52</text:p>
          </table:table-cell>
          <table:table-cell table:formula="of:=0.6672*[.CN11]" office:value-type="float" office:value="6138.24" calcext:value-type="float">
            <text:p>6138.24</text:p>
          </table:table-cell>
          <table:table-cell table:formula="of:=0.6672*[.CO11]" office:value-type="float" office:value="6204.96" calcext:value-type="float">
            <text:p>6204.96</text:p>
          </table:table-cell>
          <table:table-cell table:formula="of:=0.6672*[.CP11]" office:value-type="float" office:value="6271.68" calcext:value-type="float">
            <text:p>6271.68</text:p>
          </table:table-cell>
          <table:table-cell table:formula="of:=0.6672*[.CQ11]" office:value-type="float" office:value="6338.4" calcext:value-type="float">
            <text:p>6338.4</text:p>
          </table:table-cell>
          <table:table-cell table:formula="of:=0.6672*[.CR11]" office:value-type="float" office:value="6405.12" calcext:value-type="float">
            <text:p>6405.12</text:p>
          </table:table-cell>
          <table:table-cell table:formula="of:=0.6672*[.CS11]" office:value-type="float" office:value="6471.84" calcext:value-type="float">
            <text:p>6471.84</text:p>
          </table:table-cell>
          <table:table-cell table:formula="of:=0.6672*[.CT11]" office:value-type="float" office:value="6538.56" calcext:value-type="float">
            <text:p>6538.56</text:p>
          </table:table-cell>
          <table:table-cell table:formula="of:=0.6672*[.CU11]" office:value-type="float" office:value="6605.28" calcext:value-type="float">
            <text:p>6605.28</text:p>
          </table:table-cell>
          <table:table-cell table:formula="of:=0.6672*[.CV11]" office:value-type="float" office:value="6672" calcext:value-type="float">
            <text:p>6672</text:p>
          </table:table-cell>
          <table:table-cell table:formula="of:=0.6672*[.CW11]" office:value-type="float" office:value="38697.6" calcext:value-type="float">
            <text:p>38697.6</text:p>
          </table:table-cell>
        </table:table-row>
        <table:table-row table:style-name="ro1">
          <table:table-cell table:number-columns-repeated="10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9700" calcext:value-type="float">
            <text:p>97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1">
          <table:table-cell office:value-type="float" office:value="66.72" calcext:value-type="float">
            <text:p>66.72</text:p>
          </table:table-cell>
          <table:table-cell office:value-type="float" office:value="133.44" calcext:value-type="float">
            <text:p>133.44</text:p>
          </table:table-cell>
          <table:table-cell office:value-type="float" office:value="200.16" calcext:value-type="float">
            <text:p>200.16</text:p>
          </table:table-cell>
          <table:table-cell office:value-type="float" office:value="266.88" calcext:value-type="float">
            <text:p>266.88</text:p>
          </table:table-cell>
          <table:table-cell office:value-type="float" office:value="333.6" calcext:value-type="float">
            <text:p>333.6</text:p>
          </table:table-cell>
          <table:table-cell office:value-type="float" office:value="400.32" calcext:value-type="float">
            <text:p>400.32</text:p>
          </table:table-cell>
          <table:table-cell office:value-type="float" office:value="467.04" calcext:value-type="float">
            <text:p>467.04</text:p>
          </table:table-cell>
          <table:table-cell office:value-type="float" office:value="533.76" calcext:value-type="float">
            <text:p>533.76</text:p>
          </table:table-cell>
          <table:table-cell office:value-type="float" office:value="600.48" calcext:value-type="float">
            <text:p>600.48</text:p>
          </table:table-cell>
          <table:table-cell office:value-type="float" office:value="667.2" calcext:value-type="float">
            <text:p>667.2</text:p>
          </table:table-cell>
          <table:table-cell office:value-type="float" office:value="733.92" calcext:value-type="float">
            <text:p>733.92</text:p>
          </table:table-cell>
          <table:table-cell office:value-type="float" office:value="800.64" calcext:value-type="float">
            <text:p>800.64</text:p>
          </table:table-cell>
          <table:table-cell office:value-type="float" office:value="867.36" calcext:value-type="float">
            <text:p>867.36</text:p>
          </table:table-cell>
          <table:table-cell office:value-type="float" office:value="934.08" calcext:value-type="float">
            <text:p>934.08</text:p>
          </table:table-cell>
          <table:table-cell office:value-type="float" office:value="1000.8" calcext:value-type="float">
            <text:p>1000.8</text:p>
          </table:table-cell>
          <table:table-cell office:value-type="float" office:value="1067.52" calcext:value-type="float">
            <text:p>1067.52</text:p>
          </table:table-cell>
          <table:table-cell office:value-type="float" office:value="1134.24" calcext:value-type="float">
            <text:p>1134.24</text:p>
          </table:table-cell>
          <table:table-cell office:value-type="float" office:value="1200.96" calcext:value-type="float">
            <text:p>1200.96</text:p>
          </table:table-cell>
          <table:table-cell office:value-type="float" office:value="1267.68" calcext:value-type="float">
            <text:p>1267.68</text:p>
          </table:table-cell>
          <table:table-cell office:value-type="float" office:value="1334.4" calcext:value-type="float">
            <text:p>1334.4</text:p>
          </table:table-cell>
          <table:table-cell office:value-type="float" office:value="1401.12" calcext:value-type="float">
            <text:p>1401.12</text:p>
          </table:table-cell>
          <table:table-cell office:value-type="float" office:value="1467.84" calcext:value-type="float">
            <text:p>1467.84</text:p>
          </table:table-cell>
          <table:table-cell office:value-type="float" office:value="1534.56" calcext:value-type="float">
            <text:p>1534.56</text:p>
          </table:table-cell>
          <table:table-cell office:value-type="float" office:value="1601.28" calcext:value-type="float">
            <text:p>1601.28</text:p>
          </table:table-cell>
          <table:table-cell office:value-type="float" office:value="1668" calcext:value-type="float">
            <text:p>1668</text:p>
          </table:table-cell>
          <table:table-cell office:value-type="float" office:value="1734.72" calcext:value-type="float">
            <text:p>1734.72</text:p>
          </table:table-cell>
          <table:table-cell office:value-type="float" office:value="1801.44" calcext:value-type="float">
            <text:p>1801.44</text:p>
          </table:table-cell>
          <table:table-cell office:value-type="float" office:value="1868.16" calcext:value-type="float">
            <text:p>1868.16</text:p>
          </table:table-cell>
          <table:table-cell office:value-type="float" office:value="1934.88" calcext:value-type="float">
            <text:p>1934.88</text:p>
          </table:table-cell>
          <table:table-cell office:value-type="float" office:value="2001.6" calcext:value-type="float">
            <text:p>2001.6</text:p>
          </table:table-cell>
          <table:table-cell office:value-type="float" office:value="2068.32" calcext:value-type="float">
            <text:p>2068.32</text:p>
          </table:table-cell>
          <table:table-cell office:value-type="float" office:value="2135.04" calcext:value-type="float">
            <text:p>2135.04</text:p>
          </table:table-cell>
          <table:table-cell office:value-type="float" office:value="2201.76" calcext:value-type="float">
            <text:p>2201.76</text:p>
          </table:table-cell>
          <table:table-cell office:value-type="float" office:value="2268.48" calcext:value-type="float">
            <text:p>2268.48</text:p>
          </table:table-cell>
          <table:table-cell office:value-type="float" office:value="2335.2" calcext:value-type="float">
            <text:p>2335.2</text:p>
          </table:table-cell>
          <table:table-cell office:value-type="float" office:value="2401.92" calcext:value-type="float">
            <text:p>2401.92</text:p>
          </table:table-cell>
          <table:table-cell office:value-type="float" office:value="2468.64" calcext:value-type="float">
            <text:p>2468.64</text:p>
          </table:table-cell>
          <table:table-cell office:value-type="float" office:value="2535.36" calcext:value-type="float">
            <text:p>2535.36</text:p>
          </table:table-cell>
          <table:table-cell office:value-type="float" office:value="2602.08" calcext:value-type="float">
            <text:p>2602.08</text:p>
          </table:table-cell>
          <table:table-cell office:value-type="float" office:value="2668.8" calcext:value-type="float">
            <text:p>2668.8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2802.24" calcext:value-type="float">
            <text:p>2802.24</text:p>
          </table:table-cell>
          <table:table-cell office:value-type="float" office:value="2868.96" calcext:value-type="float">
            <text:p>2868.96</text:p>
          </table:table-cell>
          <table:table-cell office:value-type="float" office:value="2935.68" calcext:value-type="float">
            <text:p>2935.68</text:p>
          </table:table-cell>
          <table:table-cell office:value-type="float" office:value="3002.4" calcext:value-type="float">
            <text:p>3002.4</text:p>
          </table:table-cell>
          <table:table-cell office:value-type="float" office:value="3069.12" calcext:value-type="float">
            <text:p>3069.12</text:p>
          </table:table-cell>
          <table:table-cell office:value-type="float" office:value="3135.84" calcext:value-type="float">
            <text:p>3135.84</text:p>
          </table:table-cell>
          <table:table-cell office:value-type="float" office:value="3202.56" calcext:value-type="float">
            <text:p>3202.56</text:p>
          </table:table-cell>
          <table:table-cell office:value-type="float" office:value="3269.28" calcext:value-type="float">
            <text:p>3269.28</text:p>
          </table:table-cell>
          <table:table-cell office:value-type="float" office:value="3336" calcext:value-type="float">
            <text:p>3336</text:p>
          </table:table-cell>
          <table:table-cell office:value-type="float" office:value="3402.72" calcext:value-type="float">
            <text:p>3402.72</text:p>
          </table:table-cell>
          <table:table-cell office:value-type="float" office:value="3469.44" calcext:value-type="float">
            <text:p>3469.44</text:p>
          </table:table-cell>
          <table:table-cell office:value-type="float" office:value="3536.16" calcext:value-type="float">
            <text:p>3536.16</text:p>
          </table:table-cell>
          <table:table-cell office:value-type="float" office:value="3602.88" calcext:value-type="float">
            <text:p>3602.88</text:p>
          </table:table-cell>
          <table:table-cell office:value-type="float" office:value="3669.6" calcext:value-type="float">
            <text:p>3669.6</text:p>
          </table:table-cell>
          <table:table-cell office:value-type="float" office:value="3736.32" calcext:value-type="float">
            <text:p>3736.32</text:p>
          </table:table-cell>
          <table:table-cell office:value-type="float" office:value="3803.04" calcext:value-type="float">
            <text:p>3803.04</text:p>
          </table:table-cell>
          <table:table-cell office:value-type="float" office:value="3869.76" calcext:value-type="float">
            <text:p>3869.76</text:p>
          </table:table-cell>
          <table:table-cell office:value-type="float" office:value="3936.48" calcext:value-type="float">
            <text:p>3936.48</text:p>
          </table:table-cell>
          <table:table-cell office:value-type="float" office:value="4003.2" calcext:value-type="float">
            <text:p>4003.2</text:p>
          </table:table-cell>
          <table:table-cell office:value-type="float" office:value="4069.92" calcext:value-type="float">
            <text:p>4069.92</text:p>
          </table:table-cell>
          <table:table-cell office:value-type="float" office:value="4136.64" calcext:value-type="float">
            <text:p>4136.64</text:p>
          </table:table-cell>
          <table:table-cell office:value-type="float" office:value="4203.36" calcext:value-type="float">
            <text:p>4203.36</text:p>
          </table:table-cell>
          <table:table-cell office:value-type="float" office:value="4270.08" calcext:value-type="float">
            <text:p>4270.08</text:p>
          </table:table-cell>
          <table:table-cell office:value-type="float" office:value="4336.8" calcext:value-type="float">
            <text:p>4336.8</text:p>
          </table:table-cell>
          <table:table-cell office:value-type="float" office:value="4403.52" calcext:value-type="float">
            <text:p>4403.52</text:p>
          </table:table-cell>
          <table:table-cell office:value-type="float" office:value="4470.24" calcext:value-type="float">
            <text:p>4470.24</text:p>
          </table:table-cell>
          <table:table-cell office:value-type="float" office:value="4536.96" calcext:value-type="float">
            <text:p>4536.96</text:p>
          </table:table-cell>
          <table:table-cell office:value-type="float" office:value="4603.68" calcext:value-type="float">
            <text:p>4603.68</text:p>
          </table:table-cell>
          <table:table-cell office:value-type="float" office:value="4670.4" calcext:value-type="float">
            <text:p>4670.4</text:p>
          </table:table-cell>
          <table:table-cell office:value-type="float" office:value="4737.12" calcext:value-type="float">
            <text:p>4737.12</text:p>
          </table:table-cell>
          <table:table-cell office:value-type="float" office:value="4803.84" calcext:value-type="float">
            <text:p>4803.84</text:p>
          </table:table-cell>
          <table:table-cell office:value-type="float" office:value="4870.56" calcext:value-type="float">
            <text:p>4870.56</text:p>
          </table:table-cell>
          <table:table-cell office:value-type="float" office:value="4937.28" calcext:value-type="float">
            <text:p>4937.28</text:p>
          </table:table-cell>
          <table:table-cell office:value-type="float" office:value="5004" calcext:value-type="float">
            <text:p>5004</text:p>
          </table:table-cell>
          <table:table-cell office:value-type="float" office:value="5070.72" calcext:value-type="float">
            <text:p>5070.72</text:p>
          </table:table-cell>
          <table:table-cell office:value-type="float" office:value="5137.44" calcext:value-type="float">
            <text:p>5137.44</text:p>
          </table:table-cell>
          <table:table-cell office:value-type="float" office:value="5204.16" calcext:value-type="float">
            <text:p>5204.16</text:p>
          </table:table-cell>
          <table:table-cell office:value-type="float" office:value="5270.88" calcext:value-type="float">
            <text:p>5270.88</text:p>
          </table:table-cell>
          <table:table-cell office:value-type="float" office:value="5337.6" calcext:value-type="float">
            <text:p>5337.6</text:p>
          </table:table-cell>
          <table:table-cell office:value-type="float" office:value="5404.32" calcext:value-type="float">
            <text:p>5404.32</text:p>
          </table:table-cell>
          <table:table-cell office:value-type="float" office:value="5471.04" calcext:value-type="float">
            <text:p>5471.04</text:p>
          </table:table-cell>
          <table:table-cell office:value-type="float" office:value="5537.76" calcext:value-type="float">
            <text:p>5537.76</text:p>
          </table:table-cell>
          <table:table-cell office:value-type="float" office:value="5604.48" calcext:value-type="float">
            <text:p>5604.48</text:p>
          </table:table-cell>
          <table:table-cell office:value-type="float" office:value="5671.2" calcext:value-type="float">
            <text:p>5671.2</text:p>
          </table:table-cell>
          <table:table-cell office:value-type="float" office:value="5737.92" calcext:value-type="float">
            <text:p>5737.92</text:p>
          </table:table-cell>
          <table:table-cell office:value-type="float" office:value="5804.64" calcext:value-type="float">
            <text:p>5804.64</text:p>
          </table:table-cell>
          <table:table-cell office:value-type="float" office:value="5871.36" calcext:value-type="float">
            <text:p>5871.36</text:p>
          </table:table-cell>
          <table:table-cell office:value-type="float" office:value="5938.08" calcext:value-type="float">
            <text:p>5938.08</text:p>
          </table:table-cell>
          <table:table-cell office:value-type="float" office:value="6004.8" calcext:value-type="float">
            <text:p>6004.8</text:p>
          </table:table-cell>
          <table:table-cell office:value-type="float" office:value="6071.52" calcext:value-type="float">
            <text:p>6071.52</text:p>
          </table:table-cell>
          <table:table-cell office:value-type="float" office:value="6138.24" calcext:value-type="float">
            <text:p>6138.24</text:p>
          </table:table-cell>
          <table:table-cell office:value-type="float" office:value="6204.96" calcext:value-type="float">
            <text:p>6204.96</text:p>
          </table:table-cell>
          <table:table-cell office:value-type="float" office:value="6271.68" calcext:value-type="float">
            <text:p>6271.68</text:p>
          </table:table-cell>
          <table:table-cell office:value-type="float" office:value="6338.4" calcext:value-type="float">
            <text:p>6338.4</text:p>
          </table:table-cell>
          <table:table-cell office:value-type="float" office:value="6405.12" calcext:value-type="float">
            <text:p>6405.12</text:p>
          </table:table-cell>
          <table:table-cell office:value-type="float" office:value="6471.84" calcext:value-type="float">
            <text:p>6471.84</text:p>
          </table:table-cell>
          <table:table-cell office:value-type="float" office:value="6538.56" calcext:value-type="float">
            <text:p>6538.56</text:p>
          </table:table-cell>
          <table:table-cell office:value-type="float" office:value="6605.28" calcext:value-type="float">
            <text:p>6605.28</text:p>
          </table:table-cell>
          <table:table-cell office:value-type="float" office:value="6672" calcext:value-type="float">
            <text:p>6672</text:p>
          </table:table-cell>
          <table:table-cell office:value-type="float" office:value="38697.6" calcext:value-type="float">
            <text:p>38697.6</text:p>
          </table:table-cell>
        </table:table-row>
        <table:table-row table:style-name="ro1" table:number-rows-repeated="3">
          <table:table-cell table:number-columns-repeated="101"/>
        </table:table-row>
        <table:table-row table:style-name="ro1">
          <table:table-cell>
            <draw:frame draw:z-index="0" draw:style-name="gr1" draw:text-style-name="P1" svg:width="6.2906in" svg:height="3.5449in" svg:x="0in" svg:y="-0.0004in">
              <draw:object draw:notify-on-update-of-ranges="'histogram_historical_1666062246-1665198246'.A15:'histogram_historical_1666062246-1665198246'.CW15 'histogram_historical_1666062246-1665198246'.A16:'histogram_historical_1666062246-1665198246'.CW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B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8T12:23:43.028618236</dc:date>
    <meta:editing-duration>PT7M50S</meta:editing-duration>
    <meta:editing-cycles>1</meta:editing-cycles>
    <meta:document-statistic meta:table-count="1" meta:cell-count="1111" meta:object-count="1"/>
    <meta:generator>LibreOffice/7.4.2.3$Linux_X86_64 LibreOffice_project/382eef1f22670f7f4118c8c2dd222ec7ad009da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title svg:x="7.84cm" svg:y="0.316cm" chart:style-name="ch2">
          <text:p>t</text:p>
        </chart:title>
        <chart:subtitle svg:x="7.866cm" svg:y="1.275cm" chart:style-name="ch3">
          <text:p>t</text:p>
        </chart:subtitle>
        <chart:plot-area chart:style-name="ch4" table:cell-range-address="'histogram_historical_1666062246-1665198246'.A15:'histogram_historical_1666062246-1665198246'.CW16" svg:x="1.33cm" svg:y="2.138cm" svg:width="14.33cm" svg:height="5.706cm">
          <chart:coordinate-region svg:x="2.507cm" svg:y="2.337cm" svg:width="12.689cm" svg:height="4.86cm"/>
          <chart:axis chart:dimension="x" chart:name="primary-x" chart:style-name="ch5">
            <chart:title svg:x="8.398cm" svg:y="8.024cm" chart:style-name="ch6">
              <text:p>t</text:p>
            </chart:title>
          </chart:axis>
          <chart:axis chart:dimension="y" chart:name="primary-y" chart:style-name="ch5">
            <chart:title svg:x="0.451cm" svg:y="5.088cm" chart:style-name="ch7">
              <text:p>t</text:p>
            </chart:title>
            <chart:grid chart:style-name="ch8" chart:class="major"/>
          </chart:axis>
          <chart:series chart:style-name="ch9" chart:values-cell-range-address="'histogram_historical_1666062246-1665198246'.A16:'histogram_historical_1666062246-1665198246'.CW16" chart:class="chart:scatter">
            <chart:domain table:cell-range-address="'histogram_historical_1666062246-1665198246'.A15:'histogram_historical_1666062246-1665198246'.CW15"/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'histogram_historical_1666062246-1665198246'.A15:'histogram_historical_1666062246-1665198246'.CW15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  <table:table-cell office:value-type="float" office:value="5000">
                <text:p>5000</text:p>
              </table:table-cell>
              <table:table-cell office:value-type="float" office:value="5100">
                <text:p>5100</text:p>
              </table:table-cell>
              <table:table-cell office:value-type="float" office:value="5200">
                <text:p>5200</text:p>
              </table:table-cell>
              <table:table-cell office:value-type="float" office:value="5300">
                <text:p>5300</text:p>
              </table:table-cell>
              <table:table-cell office:value-type="float" office:value="5400">
                <text:p>5400</text:p>
              </table:table-cell>
              <table:table-cell office:value-type="float" office:value="5500">
                <text:p>5500</text:p>
              </table:table-cell>
              <table:table-cell office:value-type="float" office:value="5600">
                <text:p>5600</text:p>
              </table:table-cell>
              <table:table-cell office:value-type="float" office:value="5700">
                <text:p>5700</text:p>
              </table:table-cell>
              <table:table-cell office:value-type="float" office:value="5800">
                <text:p>5800</text:p>
              </table:table-cell>
              <table:table-cell office:value-type="float" office:value="5900">
                <text:p>5900</text:p>
              </table:table-cell>
              <table:table-cell office:value-type="float" office:value="6000">
                <text:p>6000</text:p>
              </table:table-cell>
              <table:table-cell office:value-type="float" office:value="6100">
                <text:p>6100</text:p>
              </table:table-cell>
              <table:table-cell office:value-type="float" office:value="6200">
                <text:p>6200</text:p>
              </table:table-cell>
              <table:table-cell office:value-type="float" office:value="6300">
                <text:p>6300</text:p>
              </table:table-cell>
              <table:table-cell office:value-type="float" office:value="6400">
                <text:p>6400</text:p>
              </table:table-cell>
              <table:table-cell office:value-type="float" office:value="6500">
                <text:p>6500</text:p>
              </table:table-cell>
              <table:table-cell office:value-type="float" office:value="6600">
                <text:p>6600</text:p>
              </table:table-cell>
              <table:table-cell office:value-type="float" office:value="6700">
                <text:p>6700</text:p>
              </table:table-cell>
              <table:table-cell office:value-type="float" office:value="6800">
                <text:p>6800</text:p>
              </table:table-cell>
              <table:table-cell office:value-type="float" office:value="6900">
                <text:p>6900</text:p>
              </table:table-cell>
              <table:table-cell office:value-type="float" office:value="7000">
                <text:p>7000</text:p>
              </table:table-cell>
              <table:table-cell office:value-type="float" office:value="7100">
                <text:p>7100</text:p>
              </table:table-cell>
              <table:table-cell office:value-type="float" office:value="7200">
                <text:p>7200</text:p>
              </table:table-cell>
              <table:table-cell office:value-type="float" office:value="7300">
                <text:p>7300</text:p>
              </table:table-cell>
              <table:table-cell office:value-type="float" office:value="7400">
                <text:p>7400</text:p>
              </table:table-cell>
              <table:table-cell office:value-type="float" office:value="7500">
                <text:p>7500</text:p>
              </table:table-cell>
              <table:table-cell office:value-type="float" office:value="7600">
                <text:p>7600</text:p>
              </table:table-cell>
              <table:table-cell office:value-type="float" office:value="7700">
                <text:p>7700</text:p>
              </table:table-cell>
              <table:table-cell office:value-type="float" office:value="7800">
                <text:p>7800</text:p>
              </table:table-cell>
              <table:table-cell office:value-type="float" office:value="7900">
                <text:p>7900</text:p>
              </table:table-cell>
              <table:table-cell office:value-type="float" office:value="8000">
                <text:p>8000</text:p>
              </table:table-cell>
              <table:table-cell office:value-type="float" office:value="8100">
                <text:p>8100</text:p>
              </table:table-cell>
              <table:table-cell office:value-type="float" office:value="8200">
                <text:p>8200</text:p>
              </table:table-cell>
              <table:table-cell office:value-type="float" office:value="8300">
                <text:p>8300</text:p>
              </table:table-cell>
              <table:table-cell office:value-type="float" office:value="8400">
                <text:p>8400</text:p>
              </table:table-cell>
              <table:table-cell office:value-type="float" office:value="8500">
                <text:p>8500</text:p>
              </table:table-cell>
              <table:table-cell office:value-type="float" office:value="8600">
                <text:p>8600</text:p>
              </table:table-cell>
              <table:table-cell office:value-type="float" office:value="8700">
                <text:p>8700</text:p>
              </table:table-cell>
              <table:table-cell office:value-type="float" office:value="8800">
                <text:p>8800</text:p>
              </table:table-cell>
              <table:table-cell office:value-type="float" office:value="8900">
                <text:p>8900</text:p>
              </table:table-cell>
              <table:table-cell office:value-type="float" office:value="9000">
                <text:p>9000</text:p>
              </table:table-cell>
              <table:table-cell office:value-type="float" office:value="9100">
                <text:p>9100</text:p>
              </table:table-cell>
              <table:table-cell office:value-type="float" office:value="9200">
                <text:p>9200</text:p>
              </table:table-cell>
              <table:table-cell office:value-type="float" office:value="9300">
                <text:p>9300</text:p>
              </table:table-cell>
              <table:table-cell office:value-type="float" office:value="9400">
                <text:p>9400</text:p>
              </table:table-cell>
              <table:table-cell office:value-type="float" office:value="9500">
                <text:p>9500</text:p>
              </table:table-cell>
              <table:table-cell office:value-type="float" office:value="9600">
                <text:p>9600</text:p>
              </table:table-cell>
              <table:table-cell office:value-type="float" office:value="9700">
                <text:p>9700</text:p>
              </table:table-cell>
              <table:table-cell office:value-type="float" office:value="9800">
                <text:p>9800</text:p>
              </table:table-cell>
              <table:table-cell office:value-type="float" office:value="9900">
                <text:p>9900</text:p>
              </table:table-cell>
              <table:table-cell office:value-type="float" office:value="10000">
                <text:p>10000</text:p>
              </table:table-cell>
              <table:table-cell office:value-type="float" office:value="58000">
                <text:p>58000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66.72">
                <text:p>66.72</text:p>
                <draw:g>
                  <svg:desc>'histogram_historical_1666062246-1665198246'.A16:'histogram_historical_1666062246-1665198246'.CW16</svg:desc>
                </draw:g>
              </table:table-cell>
              <table:table-cell office:value-type="float" office:value="133.44">
                <text:p>133.44</text:p>
              </table:table-cell>
              <table:table-cell office:value-type="float" office:value="200.16">
                <text:p>200.16</text:p>
              </table:table-cell>
              <table:table-cell office:value-type="float" office:value="266.88">
                <text:p>266.88</text:p>
              </table:table-cell>
              <table:table-cell office:value-type="float" office:value="333.6">
                <text:p>333.6</text:p>
              </table:table-cell>
              <table:table-cell office:value-type="float" office:value="400.32">
                <text:p>400.32</text:p>
              </table:table-cell>
              <table:table-cell office:value-type="float" office:value="467.04">
                <text:p>467.04</text:p>
              </table:table-cell>
              <table:table-cell office:value-type="float" office:value="533.76">
                <text:p>533.76</text:p>
              </table:table-cell>
              <table:table-cell office:value-type="float" office:value="600.48">
                <text:p>600.48</text:p>
              </table:table-cell>
              <table:table-cell office:value-type="float" office:value="667.2">
                <text:p>667.2</text:p>
              </table:table-cell>
              <table:table-cell office:value-type="float" office:value="733.92">
                <text:p>733.92</text:p>
              </table:table-cell>
              <table:table-cell office:value-type="float" office:value="800.64">
                <text:p>800.64</text:p>
              </table:table-cell>
              <table:table-cell office:value-type="float" office:value="867.36">
                <text:p>867.36</text:p>
              </table:table-cell>
              <table:table-cell office:value-type="float" office:value="934.08">
                <text:p>934.08</text:p>
              </table:table-cell>
              <table:table-cell office:value-type="float" office:value="1000.8">
                <text:p>1000.8</text:p>
              </table:table-cell>
              <table:table-cell office:value-type="float" office:value="1067.52">
                <text:p>1067.52</text:p>
              </table:table-cell>
              <table:table-cell office:value-type="float" office:value="1134.24">
                <text:p>1134.24</text:p>
              </table:table-cell>
              <table:table-cell office:value-type="float" office:value="1200.96">
                <text:p>1200.96</text:p>
              </table:table-cell>
              <table:table-cell office:value-type="float" office:value="1267.68">
                <text:p>1267.68</text:p>
              </table:table-cell>
              <table:table-cell office:value-type="float" office:value="1334.4">
                <text:p>1334.4</text:p>
              </table:table-cell>
              <table:table-cell office:value-type="float" office:value="1401.12">
                <text:p>1401.12</text:p>
              </table:table-cell>
              <table:table-cell office:value-type="float" office:value="1467.84">
                <text:p>1467.84</text:p>
              </table:table-cell>
              <table:table-cell office:value-type="float" office:value="1534.56">
                <text:p>1534.56</text:p>
              </table:table-cell>
              <table:table-cell office:value-type="float" office:value="1601.28">
                <text:p>1601.28</text:p>
              </table:table-cell>
              <table:table-cell office:value-type="float" office:value="1668">
                <text:p>1668</text:p>
              </table:table-cell>
              <table:table-cell office:value-type="float" office:value="1734.72">
                <text:p>1734.72</text:p>
              </table:table-cell>
              <table:table-cell office:value-type="float" office:value="1801.44">
                <text:p>1801.44</text:p>
              </table:table-cell>
              <table:table-cell office:value-type="float" office:value="1868.16">
                <text:p>1868.16</text:p>
              </table:table-cell>
              <table:table-cell office:value-type="float" office:value="1934.88">
                <text:p>1934.88</text:p>
              </table:table-cell>
              <table:table-cell office:value-type="float" office:value="2001.6">
                <text:p>2001.6</text:p>
              </table:table-cell>
              <table:table-cell office:value-type="float" office:value="2068.32">
                <text:p>2068.32</text:p>
              </table:table-cell>
              <table:table-cell office:value-type="float" office:value="2135.04">
                <text:p>2135.04</text:p>
              </table:table-cell>
              <table:table-cell office:value-type="float" office:value="2201.76">
                <text:p>2201.76</text:p>
              </table:table-cell>
              <table:table-cell office:value-type="float" office:value="2268.48">
                <text:p>2268.48</text:p>
              </table:table-cell>
              <table:table-cell office:value-type="float" office:value="2335.2">
                <text:p>2335.2</text:p>
              </table:table-cell>
              <table:table-cell office:value-type="float" office:value="2401.92">
                <text:p>2401.92</text:p>
              </table:table-cell>
              <table:table-cell office:value-type="float" office:value="2468.64">
                <text:p>2468.64</text:p>
              </table:table-cell>
              <table:table-cell office:value-type="float" office:value="2535.36">
                <text:p>2535.36</text:p>
              </table:table-cell>
              <table:table-cell office:value-type="float" office:value="2602.08">
                <text:p>2602.08</text:p>
              </table:table-cell>
              <table:table-cell office:value-type="float" office:value="2668.8">
                <text:p>2668.8</text:p>
              </table:table-cell>
              <table:table-cell office:value-type="float" office:value="2735.52">
                <text:p>2735.52</text:p>
              </table:table-cell>
              <table:table-cell office:value-type="float" office:value="2802.24">
                <text:p>2802.24</text:p>
              </table:table-cell>
              <table:table-cell office:value-type="float" office:value="2868.96">
                <text:p>2868.96</text:p>
              </table:table-cell>
              <table:table-cell office:value-type="float" office:value="2935.68">
                <text:p>2935.68</text:p>
              </table:table-cell>
              <table:table-cell office:value-type="float" office:value="3002.4">
                <text:p>3002.4</text:p>
              </table:table-cell>
              <table:table-cell office:value-type="float" office:value="3069.12">
                <text:p>3069.12</text:p>
              </table:table-cell>
              <table:table-cell office:value-type="float" office:value="3135.84">
                <text:p>3135.84</text:p>
              </table:table-cell>
              <table:table-cell office:value-type="float" office:value="3202.56">
                <text:p>3202.56</text:p>
              </table:table-cell>
              <table:table-cell office:value-type="float" office:value="3269.28">
                <text:p>3269.28</text:p>
              </table:table-cell>
              <table:table-cell office:value-type="float" office:value="3336">
                <text:p>3336</text:p>
              </table:table-cell>
              <table:table-cell office:value-type="float" office:value="3402.72">
                <text:p>3402.72</text:p>
              </table:table-cell>
              <table:table-cell office:value-type="float" office:value="3469.44">
                <text:p>3469.44</text:p>
              </table:table-cell>
              <table:table-cell office:value-type="float" office:value="3536.16">
                <text:p>3536.16</text:p>
              </table:table-cell>
              <table:table-cell office:value-type="float" office:value="3602.88">
                <text:p>3602.88</text:p>
              </table:table-cell>
              <table:table-cell office:value-type="float" office:value="3669.6">
                <text:p>3669.6</text:p>
              </table:table-cell>
              <table:table-cell office:value-type="float" office:value="3736.32">
                <text:p>3736.32</text:p>
              </table:table-cell>
              <table:table-cell office:value-type="float" office:value="3803.04">
                <text:p>3803.04</text:p>
              </table:table-cell>
              <table:table-cell office:value-type="float" office:value="3869.76">
                <text:p>3869.76</text:p>
              </table:table-cell>
              <table:table-cell office:value-type="float" office:value="3936.48">
                <text:p>3936.48</text:p>
              </table:table-cell>
              <table:table-cell office:value-type="float" office:value="4003.2">
                <text:p>4003.2</text:p>
              </table:table-cell>
              <table:table-cell office:value-type="float" office:value="4069.92">
                <text:p>4069.92</text:p>
              </table:table-cell>
              <table:table-cell office:value-type="float" office:value="4136.64">
                <text:p>4136.64</text:p>
              </table:table-cell>
              <table:table-cell office:value-type="float" office:value="4203.36">
                <text:p>4203.36</text:p>
              </table:table-cell>
              <table:table-cell office:value-type="float" office:value="4270.08">
                <text:p>4270.08</text:p>
              </table:table-cell>
              <table:table-cell office:value-type="float" office:value="4336.8">
                <text:p>4336.8</text:p>
              </table:table-cell>
              <table:table-cell office:value-type="float" office:value="4403.52">
                <text:p>4403.52</text:p>
              </table:table-cell>
              <table:table-cell office:value-type="float" office:value="4470.24">
                <text:p>4470.24</text:p>
              </table:table-cell>
              <table:table-cell office:value-type="float" office:value="4536.96">
                <text:p>4536.96</text:p>
              </table:table-cell>
              <table:table-cell office:value-type="float" office:value="4603.68">
                <text:p>4603.68</text:p>
              </table:table-cell>
              <table:table-cell office:value-type="float" office:value="4670.4">
                <text:p>4670.4</text:p>
              </table:table-cell>
              <table:table-cell office:value-type="float" office:value="4737.12">
                <text:p>4737.12</text:p>
              </table:table-cell>
              <table:table-cell office:value-type="float" office:value="4803.84">
                <text:p>4803.84</text:p>
              </table:table-cell>
              <table:table-cell office:value-type="float" office:value="4870.56">
                <text:p>4870.56</text:p>
              </table:table-cell>
              <table:table-cell office:value-type="float" office:value="4937.28">
                <text:p>4937.28</text:p>
              </table:table-cell>
              <table:table-cell office:value-type="float" office:value="5004">
                <text:p>5004</text:p>
              </table:table-cell>
              <table:table-cell office:value-type="float" office:value="5070.72">
                <text:p>5070.72</text:p>
              </table:table-cell>
              <table:table-cell office:value-type="float" office:value="5137.44">
                <text:p>5137.44</text:p>
              </table:table-cell>
              <table:table-cell office:value-type="float" office:value="5204.16">
                <text:p>5204.16</text:p>
              </table:table-cell>
              <table:table-cell office:value-type="float" office:value="5270.88">
                <text:p>5270.88</text:p>
              </table:table-cell>
              <table:table-cell office:value-type="float" office:value="5337.6">
                <text:p>5337.6</text:p>
              </table:table-cell>
              <table:table-cell office:value-type="float" office:value="5404.32">
                <text:p>5404.32</text:p>
              </table:table-cell>
              <table:table-cell office:value-type="float" office:value="5471.04">
                <text:p>5471.04</text:p>
              </table:table-cell>
              <table:table-cell office:value-type="float" office:value="5537.76">
                <text:p>5537.76</text:p>
              </table:table-cell>
              <table:table-cell office:value-type="float" office:value="5604.48">
                <text:p>5604.48</text:p>
              </table:table-cell>
              <table:table-cell office:value-type="float" office:value="5671.2">
                <text:p>5671.2</text:p>
              </table:table-cell>
              <table:table-cell office:value-type="float" office:value="5737.92">
                <text:p>5737.92</text:p>
              </table:table-cell>
              <table:table-cell office:value-type="float" office:value="5804.64">
                <text:p>5804.64</text:p>
              </table:table-cell>
              <table:table-cell office:value-type="float" office:value="5871.36">
                <text:p>5871.36</text:p>
              </table:table-cell>
              <table:table-cell office:value-type="float" office:value="5938.08">
                <text:p>5938.08</text:p>
              </table:table-cell>
              <table:table-cell office:value-type="float" office:value="6004.8">
                <text:p>6004.8</text:p>
              </table:table-cell>
              <table:table-cell office:value-type="float" office:value="6071.52">
                <text:p>6071.52</text:p>
              </table:table-cell>
              <table:table-cell office:value-type="float" office:value="6138.24">
                <text:p>6138.24</text:p>
              </table:table-cell>
              <table:table-cell office:value-type="float" office:value="6204.96">
                <text:p>6204.96</text:p>
              </table:table-cell>
              <table:table-cell office:value-type="float" office:value="6271.68">
                <text:p>6271.68</text:p>
              </table:table-cell>
              <table:table-cell office:value-type="float" office:value="6338.4">
                <text:p>6338.4</text:p>
              </table:table-cell>
              <table:table-cell office:value-type="float" office:value="6405.12">
                <text:p>6405.12</text:p>
              </table:table-cell>
              <table:table-cell office:value-type="float" office:value="6471.84">
                <text:p>6471.84</text:p>
              </table:table-cell>
              <table:table-cell office:value-type="float" office:value="6538.56">
                <text:p>6538.56</text:p>
              </table:table-cell>
              <table:table-cell office:value-type="float" office:value="6605.28">
                <text:p>6605.28</text:p>
              </table:table-cell>
              <table:table-cell office:value-type="float" office:value="6672">
                <text:p>6672</text:p>
              </table:table-cell>
              <table:table-cell office:value-type="float" office:value="38697.6">
                <text:p>3869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